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08b" officeooo:paragraph-rsid="0010b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Установка программы</text:p>
      <text:p text:style-name="P1">2. Программа генерирует уникальный идентификатор для устройства</text:p>
      <text:p text:style-name="P1">3. Регистрация/Авторизация:</text:p>
      <text:p text:style-name="P1"><text:tab/>выбор новой регистрации</text:p>
      <text:p text:style-name="P1"><text:tab/>пользователь уже зарегистрирован</text:p>
      <text:p text:style-name="P1"/>
      <text:p text:style-name="P1"><text:s text:c="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5:42:37.725353007</meta:creation-date>
    <dc:date>2016-05-11T16:10:48.652257832</dc:date>
    <meta:editing-duration>PT13M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8" meta:character-count="180" meta:non-whitespace-character-count="154"/>
  </office:meta>
</office:document-meta>
</file>